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perTypesLastSorter.sortSuperTypesLast( Collection &lt; ? extends Field &gt; unsortedField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uperTypesLastSorter.SuperTypesLastSo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